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Nagłówek1" style:family="paragraph">
      <style:paragraph-properties fo:break-before="page"/>
    </style:style>
    <style:style style:name="P3" style:parent-style-name="Nagłówek1" style:family="paragraph">
      <style:paragraph-properties fo:break-before="page"/>
    </style:style>
    <style:style style:name="P4" style:parent-style-name="Nagłówek1" style:family="paragraph">
      <style:paragraph-properties fo:break-before="page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>
      <style:paragraph-properties fo:margin-left="0.25in">
        <style:tab-stops/>
      </style:paragraph-properties>
    </style:style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Nagłówek1" style:family="paragraph">
      <style:paragraph-properties fo:break-before="page"/>
    </style:style>
  </office:automatic-styles>
  <office:body>
    <office:text text:use-soft-page-breaks="true">
      <text:p text:style-name="P1">Space Game</text:p>
      <text:p text:style-name="Podtytuł">by Ktosox and Ikuti</text:p>
      <text:p text:style-name="Textbody"/>
      <text:soft-page-break/>
      <text:h text:style-name="P2" text:outline-level="1">Elevator pitch</text:h>
      <text:p text:style-name="Textbody">Send out mercenaries on to danger filled planets. Defeat challenges, manage your underlings.</text:p>
      <text:soft-page-break/>
      <text:h text:style-name="P3" text:outline-level="1">Story brief</text:h>
      <text:p text:style-name="Textbody">You search for the legendary artifact. You travel across distant worlds. Each<text:s/>world you visit holds clues on which planet holds the artifact. Each planet holds a sequence of traps and dangers.</text:p>
      <text:p text:style-name="Textbody"/>
      <text:soft-page-break/>
      <text:h text:style-name="P4" text:outline-level="1">Gameplay Features</text:h>
      <text:h text:style-name="Nagłówek2" text:outline-level="2">Level selection</text:h>
      <text:p text:style-name="Textbody">On each step of the game the player will be presented with 3 possible levels. Once selected the player is<text:s/>locked in to the level until it is completed. This screen presents a brief description of each possible level before selection. Once a level is selected this screen describes in details the planet connected to the selected level.</text:p>
      <text:h text:style-name="Nagłówek2" text:outline-level="2">Mercenaries</text:h>
      <text:p text:style-name="Textbody">The game starts with a ship crewed by a predefined group of mercenaries. Each one has a name, a portrait, statistics and perks.</text:p>
      <text:h text:style-name="Nagłówek3" text:outline-level="3">Stats:</text:h>
      <text:list text:style-name="LFO1" text:continue-numbering="true">
        <text:list-item>
          <text:p text:style-name="P5">HP – total amount of health points, once it reaches zero the character faints</text:p>
        </text:list-item>
        <text:list-item>
          <text:p text:style-name="P6">Combat rating – ability to inflict damage in combat</text:p>
        </text:list-item>
        <text:list-item>
          <text:p text:style-name="P7">Xeno knowledge – using alien tech and speaking/reading alien languages</text:p>
        </text:list-item>
        <text:list-item>
          <text:p text:style-name="P8">Cyber knowledge – using machines and accessing computer systems</text:p>
        </text:list-item>
      </text:list>
      <text:p text:style-name="P9">Possible candidates for extra stats:</text:p>
      <text:list text:style-name="LFO1" text:continue-numbering="true">
        <text:list-item>
          <text:p text:style-name="P10">People skills – ability to gain trust, negotiate or exploit other people</text:p>
        </text:list-item>
        <text:list-item>
          <text:p text:style-name="P11">Physical abilities – climbing, breaking doors, high jumps etc.</text:p>
        </text:list-item>
      </text:list>
      <text:h text:style-name="Nagłówek3" text:outline-level="3">Possible perks:</text:h>
      <text:list text:style-name="LFO2" text:continue-numbering="true">
        <text:list-item>
          <text:p text:style-name="P12">Custom armor – this character has a custom set of armor (-1 damage received)</text:p>
        </text:list-item>
        <text:list-item>
          <text:p text:style-name="P13">Alien – this character is an<text:s/>alien (+1 to xeno knowledge)</text:p>
        </text:list-item>
        <text:list-item>
          <text:p text:style-name="P14">Cyborg – this character is partially a machine (+1 to cyber knowledge)</text:p>
        </text:list-item>
        <text:list-item>
          <text:p text:style-name="P15">Tech nerd – good at tech but lacking in combat (+1 to cyber knowledge / -1 to combat rating)</text:p>
        </text:list-item>
        <text:list-item>
          <text:p text:style-name="P16">Resilient – has a chance to resist damage that would drop them<text:s/>below 0 HP</text:p>
        </text:list-item>
        <text:list-item>
          <text:p text:style-name="P17">Commando – adept at fighting on jungle planets (+1 to combat rating)</text:p>
        </text:list-item>
        <text:list-item>
          <text:p text:style-name="P18">Medic – highly skilled combat medic (heals allies each turn by x HP)</text:p>
        </text:list-item>
        <text:list-item>
          <text:p text:style-name="P19">(If people skills exist) Peoples person<text:s/>– knows which button to push in a conversation<text:s/>(+1 to people skills)</text:p>
        </text:list-item>
        <text:list-item>
          <text:p text:style-name="P20">(If Physical abilities exist) Fit<text:s/>– always enjoys spending his free time in the gym<text:s/>(+1 to physical abilities)</text:p>
        </text:list-item>
        <text:list-item>
          <text:p text:style-name="P21">Meathead<text:s/>– Great at combat, but lacking in the brain department (+2 combat rating, -1 to cyber knowledge, -1 to xeno knowledge)</text:p>
        </text:list-item>
      </text:list>
      <text:p text:style-name="Textbody"/>
      <text:soft-page-break/>
      <text:h text:style-name="P22" text:outline-level="1">Art Design</text:h>
      <text:p text:style-name="Textbody">The “Sci-Fi Skill Icon Pack” pack by REXARD will be used to represent skills.</text:p>
      <text:p text:style-name="Textbody">The “Mobs Avatar Icons” pack by REXARD will be used to represent characters and enemies.</text:p>
      <text:p text:style-name="Textbody">The “Space Ship Construction Kit” by Skorpio will be used to make the space ship.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hał Olkiewicz</dc:creator>
    <meta:creation-date>2021-06-13T10:19:00Z</meta:creation-date>
    <dc:date>2021-06-13T17:10:00Z</dc:date>
    <meta:template xlink:href="Normal.dotm" xlink:type="simple"/>
    <meta:editing-cycles>8</meta:editing-cycles>
    <meta:editing-duration>PT5160S</meta:editing-duration>
    <meta:document-statistic meta:page-count="5" meta:paragraph-count="4" meta:word-count="348" meta:character-count="2435" meta:row-count="17" meta:non-whitespace-character-count="2091"/>
  </office:meta>
</office:document-meta>
</file>